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801cm" svg:y="0.816cm">
          <draw:text-box>
            <text:p text:style-name="P1"><text:span text:style-name="T1">HYMN #631</text:span></text:p>
            <text:p text:style-name="P1"><text:span text:style-name="T2">“</text:span><text:span text:style-name="T2">Here, O My Lord, I See Thee Face to F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5.4cm" svg:height="7.334cm" svg:x="1.27cm" svg:y="0.794cm">
          <draw:text-box>
            <text:p text:style-name="P1"><text:span text:style-name="T3">1. </text:span><text:span text:style-name="T4">Here, O my Lord, I see Thee</text:span></text:p>
            <text:p text:style-name="P1"><text:span text:style-name="T4">face to face;</text:span></text:p>
            <text:p text:style-name="P1"><text:span text:style-name="T4">Here would I touch and handle</text:span></text:p>
            <text:p text:style-name="P1"><text:span text:style-name="T4">things unse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5.4cm" svg:height="7.334cm" svg:x="1.27cm" svg:y="0.794cm">
          <draw:text-box>
            <text:p text:style-name="P4"><text:span text:style-name="T4">Here grasp with firmer hand</text:span></text:p>
            <text:p text:style-name="P4"><text:span text:style-name="T4">the_eternal grace,</text:span></text:p>
            <text:p text:style-name="P4"><text:span text:style-name="T4">And all my weariness</text:span></text:p>
            <text:p text:style-name="P4"><text:span text:style-name="T4">upon Thee le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6" draw:layer="layout" svg:width="25.4cm" svg:height="7.011cm" svg:x="1.27cm" svg:y="0.794cm">
          <draw:text-box>
            <text:p text:style-name="P4"><text:span text:style-name="T3">2. </text:span><text:span text:style-name="T4">Here would I feed upon</text:span></text:p>
            <text:p text:style-name="P4"><text:span text:style-name="T4">the bread of God,</text:span></text:p>
            <text:p text:style-name="P4"><text:span text:style-name="T4">Here drink with Thee</text:span></text:p>
            <text:p text:style-name="P4"><text:span text:style-name="T4">the royal wine of heav’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6" draw:layer="layout" svg:width="25.4cm" svg:height="7.011cm" svg:x="1.27cm" svg:y="0.794cm">
          <draw:text-box>
            <text:p text:style-name="P7"><text:span text:style-name="T4">Here would I lay aside</text:span></text:p>
            <text:p text:style-name="P7"><text:span text:style-name="T4">each earthly load,</text:span></text:p>
            <text:p text:style-name="P7"><text:span text:style-name="T4">Here taste afresh the calm</text:span></text:p>
            <text:p text:style-name="P7"><text:span text:style-name="T4">of sin forgi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3">3. </text:span><text:span text:style-name="T4">This is the hour of banquet</text:span></text:p>
            <text:p text:style-name="P7"><text:span text:style-name="T4">and of song;</text:span></text:p>
            <text:p text:style-name="P7"><text:span text:style-name="T4">This is the heav’nly table</text:span></text:p>
            <text:p text:style-name="P7"><text:span text:style-name="T4">spread for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4">Here let me feast and,</text:span></text:p>
            <text:p text:style-name="P7"><text:span text:style-name="T4">feasting, still prolong</text:span></text:p>
            <text:p text:style-name="P7"><text:span text:style-name="T4">The brief bright hour</text:span></text:p>
            <text:p text:style-name="P7"><text:span text:style-name="T4">of fellowship with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6" draw:layer="layout" svg:width="25.4cm" svg:height="7.08cm" svg:x="1.27cm" svg:y="0.794cm">
          <draw:text-box>
            <text:p text:style-name="P4"><text:span text:style-name="T3">4. </text:span><text:span text:style-name="T4">I have no help but Thine;</text:span></text:p>
            <text:p text:style-name="P4"><text:span text:style-name="T4">nor do I need</text:span></text:p>
            <text:p text:style-name="P4"><text:span text:style-name="T4">Another arm but Thine </text:span></text:p>
            <text:p text:style-name="P4"><text:span text:style-name="T4">to lean up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4"><text:s/></text:span><text:span text:style-name="T4">It is enough, my Lord,</text:span></text:p>
            <text:p text:style-name="P7"><text:span text:style-name="T4">enough indeed;</text:span></text:p>
            <text:p text:style-name="P7"><text:span text:style-name="T4">My strength is in Thy might,</text:span></text:p>
            <text:p text:style-name="P7"><text:span text:style-name="T4">Thy might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3">5. </text:span><text:span text:style-name="T4">Mine is the sin,</text:span></text:p>
            <text:p text:style-name="P7"><text:span text:style-name="T4">but Thine the righteousness;</text:span></text:p>
            <text:p text:style-name="P7"><text:span text:style-name="T4">Mine is the guilt,</text:span></text:p>
            <text:p text:style-name="P7"><text:span text:style-name="T4">but Thine the cleansing bloo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4"><text:s/></text:span><text:span text:style-name="T4">Here is my robe, my refuge,</text:span></text:p>
            <text:p text:style-name="P7"><text:span text:style-name="T4">and my peace:</text:span></text:p>
            <text:p text:style-name="P7"><text:span text:style-name="T4">Thy blood, Thy righteousness,</text:span></text:p>
            <text:p text:style-name="P7"><text:span text:style-name="T4">O Lord my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3">6. </text:span><text:span text:style-name="T4">Too soon we rise; </text:span></text:p>
            <text:p text:style-name="P7"><text:span text:style-name="T4">the vessels disappear;</text:span></text:p>
            <text:p text:style-name="P7"><text:span text:style-name="T4">The feast, though not the love,</text:span></text:p>
            <text:p text:style-name="P7"><text:span text:style-name="T4">is past and gon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4">The bread and wine remove,</text:span></text:p>
            <text:p text:style-name="P7"><text:span text:style-name="T4">but Thou art here;</text:span></text:p>
            <text:p text:style-name="P7"><text:span text:style-name="T4">Nearer than ever;</text:span></text:p>
            <text:p text:style-name="P7"><text:span text:style-name="T4">still my shield and s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3">7. </text:span><text:span text:style-name="T4">Feast after feast thus comes</text:span></text:p>
            <text:p text:style-name="P7"><text:span text:style-name="T4">and passes by,</text:span></text:p>
            <text:p text:style-name="P7"><text:span text:style-name="T4">Yet, passing, points to that</text:span></text:p>
            <text:p text:style-name="P7"><text:span text:style-name="T4">glad feast abov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>
        <draw:frame draw:style-name="gr5" draw:text-style-name="P6" draw:layer="layout" svg:width="25.4cm" svg:height="7.08cm" svg:x="1.27cm" svg:y="0.794cm">
          <draw:text-box>
            <text:p text:style-name="P7"><text:span text:style-name="T4">Giving sweet foretaste of</text:span></text:p>
            <text:p text:style-name="P7"><text:span text:style-name="T4">the festal joy,</text:span></text:p>
            <text:p text:style-name="P7"><text:span text:style-name="T4">The Lamb’s great marriage feast of</text:span></text:p>
            <text:p text:style-name="P7"><text:span text:style-name="T4">bliss and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6:11:27.480000000</meta:creation-date>
    <dc:date>2019-04-17T11:53:05.739000000</dc:date>
    <meta:editing-duration>PT22M26S</meta:editing-duration>
    <meta:editing-cycles>6</meta:editing-cycles>
    <meta:generator>LibreOffice/6.1.5.2$Windows_X86_64 LibreOffice_project/90f8dcf33c87b3705e78202e3df5142b201bd805</meta:generator>
    <meta:document-statistic meta:object-count="66"/>
  </office:meta>
</office:document-meta>
</file>